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463673" officeooo:paragraph-rsid="00463673" style:font-weight-asian="bold" style:font-weight-complex="bold"/>
    </style:style>
    <style:style style:name="P2" style:family="paragraph" style:parent-style-name="Standard">
      <style:text-properties fo:font-weight="bold" officeooo:rsid="000cf053" officeooo:paragraph-rsid="000cf053" style:font-weight-asian="bold" style:font-weight-complex="bold"/>
    </style:style>
    <style:style style:name="P3" style:family="paragraph" style:parent-style-name="Standard">
      <style:text-properties fo:font-weight="bold" officeooo:rsid="004d9ed2" officeooo:paragraph-rsid="004d9ed2" style:font-weight-asian="bold" style:font-weight-complex="bold"/>
    </style:style>
    <style:style style:name="P4" style:family="paragraph" style:parent-style-name="Standard">
      <style:text-properties officeooo:rsid="0047c84e" officeooo:paragraph-rsid="0047c84e"/>
    </style:style>
    <style:style style:name="P5" style:family="paragraph" style:parent-style-name="Standard">
      <style:text-properties fo:font-weight="normal" officeooo:rsid="0047c84e" officeooo:paragraph-rsid="0047c84e" style:font-weight-asian="normal" style:font-weight-complex="normal"/>
    </style:style>
    <style:style style:name="P6" style:family="paragraph" style:parent-style-name="Standard">
      <style:text-properties fo:font-weight="normal" officeooo:rsid="0048b7ca" officeooo:paragraph-rsid="0048b7ca" style:font-weight-asian="normal" style:font-weight-complex="normal"/>
    </style:style>
    <style:style style:name="P7" style:family="paragraph" style:parent-style-name="Standard">
      <style:text-properties fo:font-weight="normal" officeooo:rsid="0049eb43" officeooo:paragraph-rsid="0049eb43" style:font-weight-asian="normal" style:font-weight-complex="normal"/>
    </style:style>
    <style:style style:name="P8" style:family="paragraph" style:parent-style-name="Standard">
      <style:text-properties officeooo:rsid="0048b7ca" officeooo:paragraph-rsid="0048b7ca"/>
    </style:style>
    <style:style style:name="P9" style:family="paragraph" style:parent-style-name="Standard">
      <style:text-properties officeooo:rsid="0048fdb0" officeooo:paragraph-rsid="0048fdb0"/>
    </style:style>
    <style:style style:name="P10" style:family="paragraph" style:parent-style-name="Standard">
      <style:text-properties officeooo:rsid="0049eb43" officeooo:paragraph-rsid="0049eb43"/>
    </style:style>
    <style:style style:name="P11" style:family="paragraph" style:parent-style-name="Standard">
      <style:text-properties officeooo:paragraph-rsid="004a1039"/>
    </style:style>
    <style:style style:name="P12" style:family="paragraph" style:parent-style-name="Standard">
      <style:text-properties officeooo:rsid="004d9ed2" officeooo:paragraph-rsid="004d9ed2"/>
    </style:style>
    <style:style style:name="P13" style:family="paragraph" style:parent-style-name="Standard">
      <style:text-properties officeooo:rsid="004da2b9" officeooo:paragraph-rsid="004da2b9"/>
    </style:style>
    <style:style style:name="P14" style:family="paragraph" style:parent-style-name="Standard">
      <style:text-properties officeooo:rsid="004da2b9" officeooo:paragraph-rsid="004da2b9"/>
    </style:style>
    <style:style style:name="P15" style:family="paragraph" style:parent-style-name="Standard">
      <style:text-properties officeooo:rsid="00501cc7" officeooo:paragraph-rsid="00501cc7"/>
    </style:style>
    <style:style style:name="P16" style:family="paragraph" style:parent-style-name="Standard">
      <style:text-properties fo:font-weight="bold" officeooo:rsid="00501cc7" officeooo:paragraph-rsid="00501cc7" style:font-weight-asian="bold" style:font-weight-complex="bold"/>
    </style:style>
    <style:style style:name="P17" style:family="paragraph" style:parent-style-name="Standard">
      <style:text-properties officeooo:rsid="00512e14" officeooo:paragraph-rsid="00512e14"/>
    </style:style>
    <style:style style:name="P18" style:family="paragraph" style:parent-style-name="Standard">
      <style:text-properties officeooo:rsid="00532810" officeooo:paragraph-rsid="00532810"/>
    </style:style>
    <style:style style:name="P19" style:family="paragraph" style:parent-style-name="Standard">
      <style:text-properties officeooo:rsid="005878a4" officeooo:paragraph-rsid="005878a4"/>
    </style:style>
    <style:style style:name="T1" style:family="text">
      <style:text-properties officeooo:rsid="0048b7ca"/>
    </style:style>
    <style:style style:name="T2" style:family="text">
      <style:text-properties officeooo:rsid="0048fdb0"/>
    </style:style>
    <style:style style:name="T3" style:family="text">
      <style:text-properties officeooo:rsid="0049eb43"/>
    </style:style>
    <style:style style:name="T4" style:family="text">
      <style:text-properties officeooo:rsid="004a1039"/>
    </style:style>
    <style:style style:name="T5" style:family="text">
      <style:text-properties officeooo:rsid="004b70e1"/>
    </style:style>
    <style:style style:name="T6" style:family="text">
      <style:text-properties officeooo:rsid="004d9ed2"/>
    </style:style>
    <style:style style:name="T7" style:family="text">
      <style:text-properties officeooo:rsid="004da2b9"/>
    </style:style>
    <style:style style:name="T8" style:family="text">
      <style:text-properties officeooo:rsid="004e15ca"/>
    </style:style>
    <style:style style:name="T9" style:family="text">
      <style:text-properties officeooo:rsid="004e8b9a"/>
    </style:style>
    <style:style style:name="T10" style:family="text">
      <style:text-properties officeooo:rsid="00512e14"/>
    </style:style>
    <style:style style:name="T11" style:family="text">
      <style:text-properties officeooo:rsid="00532810"/>
    </style:style>
    <style:style style:name="T12" style:family="text">
      <style:text-properties officeooo:rsid="0054d6f2"/>
    </style:style>
    <style:style style:name="T13" style:family="text">
      <style:text-properties officeooo:rsid="00559270"/>
    </style:style>
    <style:style style:name="T14" style:family="text">
      <style:text-properties officeooo:rsid="005685ac"/>
    </style:style>
    <style:style style:name="T15" style:family="text">
      <style:text-properties officeooo:rsid="005878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s in and what’s out</text:p>
      <text:p text:style-name="P2"/>
      <text:p text:style-name="P5"><text:span text:style-name="T9">These recommendations are at this stage for discussion purposes. No hard decisions ha</text:span><text:span text:style-name="T10">v</text:span><text:span text:style-name="T9">e been made. </text:span>Criteria for recommendations depend on</text:p>
      <text:p text:style-name="P5"/>
      <text:p text:style-name="P5">(I) <text:span text:style-name="T5">Aiming for</text:span><text:span text:style-name="T3"> the AES-128 level </text:span><text:span text:style-name="T5">of security, and not falling below this</text:span><text:span text:style-name="T3">.</text:span></text:p>
      <text:p text:style-name="P5">(II) remaining IoT friendly (that is support for constrained environments)</text:p>
      <text:p text:style-name="P5">(III) not supporting little-used legacy methods</text:p>
      <text:p text:style-name="P7">(IV) fast, efficient, minimum number of exchanges.</text:p>
      <text:p text:style-name="P5"/>
      <text:p text:style-name="P6">Recall that a client will typically issue the same “Hello” <text:span text:style-name="T9">to</text:span> every server, which dictates and constrains the server response. We could vary the client Hello depending on which server we are talking to, but right now I don’t see the point in doing that – we will always be selecting <text:span text:style-name="T14">the same </text:span>choices predicated on <text:span text:style-name="T6">the above criteria</text:span>.</text:p>
      <text:p text:style-name="P6"/>
      <text:p text:style-name="P3">Key Exchange Modes</text:p>
      <text:p text:style-name="P5"/>
      <text:p text:style-name="P4">TLS supports three key exchange modes</text:p>
      <text:p text:style-name="P4"/>
      <text:p text:style-name="P4">1.<text:tab/>(EC)DHE – Diffie-Hellman over finite fields or elliptic curves</text:p>
      <text:p text:style-name="P4">2.<text:tab/>PSK-only</text:p>
      <text:p text:style-name="P4">3.<text:tab/>PSK with (EC)DHE</text:p>
      <text:p text:style-name="P4"/>
      <text:p text:style-name="P4">I am not sure why finite fields are in there at all. No-one seems to support them, indeed I have seen their use deprecated. So recommend we do NOT support them (III). I am unsure as to the use case for PSK-only, it is clearly more secure to use PSK in conjunction with ECDHE <text:span text:style-name="T1">(forward secure)</text:span>, so recommend we do NOT support PSK-only (I). </text:p>
      <text:p text:style-name="P4"/>
      <text:p text:style-name="P8">For ECDHE there needs to be a choice of elliptic curve. The client may send a single key share using its favourite curve, or it may send more than one, each one associated with a different curve. In the unlik<text:span text:style-name="T4">e</text:span>ly event that the server does not support any of these curves <text:span text:style-name="T2">the server</text:span> may issue an HelloRetryRequest, letting the client know which curve it does support. <text:span text:style-name="T2">We will support HelloRetryRequest, but since it introduces a significant delay into the overall exchange, obviously we would prefer it not to be needed. The RFC tells us we MUST support </text:span><text:span text:style-name="T9">elliptic curve </text:span><text:span text:style-name="T2">secp256r1, and SHOULD support X25519. Other acceptable </text:span><text:span text:style-name="T4">key-exchange </text:span><text:span text:style-name="T2">curves are secp384r1, secp521r1 and X448. </text:span></text:p>
      <text:p text:style-name="P8"/>
      <text:p text:style-name="P9">For speed X25519 is probably the best choice, <text:span text:style-name="T3">and in practise it should always be supported. So recommend using X25519 only in the clientHello. However we need to remain flexible here as we may want to offer a non-standard PQ key share as well, and if picked up by one of our own servers the PQ choice may be the preferred one. </text:span><text:span text:style-name="T4">Or a hybrid X25519+PQ key exchange.</text:span></text:p>
      <text:p text:style-name="P9"/>
      <text:p text:style-name="P10">In the unlikely event that the server does not support X25519, we recommend support for secp256r1 as well, <text:span text:style-name="T4">which ensures that the protocol can proceed to the next stage, although an HelloRetryRequest may be needed </text:span><text:span text:style-name="T7">for this fall-back.</text:span></text:p>
      <text:p text:style-name="P10"/>
      <text:p text:style-name="P13">Since support for secp384r1 and secp521r1 will be required for digital signature (see below), these modes are also recommend to be supported (but probably not commonly used).</text:p>
      <text:p text:style-name="P13"/>
      <text:p text:style-name="P13"/>
      <text:p text:style-name="P13"/>
      <text:p text:style-name="P10"/>
      <text:p text:style-name="P3"><text:soft-page-break/>Cipher Suites</text:p>
      <text:p text:style-name="P10"/>
      <text:p text:style-name="P11"><text:span text:style-name="T4">After exchanging Hellos the rest of the protocol is encrypted using a </text:span><text:span text:style-name="T5">symmetric </text:span><text:span text:style-name="T4">cipher-suite. </text:span><text:span text:style-name="T5">Here we are constrained by the RFC to just 3 choices – AES128+SHA256, AES256+SHA384 and CHACHA20+POLY1305+SHA256. Only the first of these MUST be implemented. In this case if we offer a choice in clientHello, the server decides which one to use. Recommend supporting all three modes – the default AES128+SHA256 cipher-suite, AES256+SHA384 (for the PQ world), and CHACHA20+POLY1305+SHA256 as it is likely faster on smaller devices.</text:span></text:p>
      <text:p text:style-name="P3"/>
      <text:p text:style-name="P3">Signature Algorithms</text:p>
      <text:p text:style-name="P11"/>
      <text:p text:style-name="P12">The protocol transcript is digitally signed by the Server using the private key associated with the public key embedded in its X.509 certificate, which is sent to the client along with a supporting certificate chain leading back to a recognized Certificate Authority.</text:p>
      <text:p text:style-name="P12"/>
      <text:p text:style-name="P12">Here there are many more choices, as different X.509 certificates may support public/private key pairs associated with a variety of public key algorithms and elliptic curves. We do not have to support every possible algorithm – in which case we simply reject non-compliant certificates. <text:span text:style-name="T7">As a policy we reject all certificates that fall below the AES-128 threshold </text:span><text:span text:style-name="T8">(that means </text:span><text:span text:style-name="T15">for example </text:span><text:span text:style-name="T8">anything using SHA1).</text:span></text:p>
      <text:p text:style-name="P12"/>
      <text:p text:style-name="P13">Recommend we support RSA-2048 and RSA-4096 algorithms, with either PSS <text:span text:style-name="T8">or (with some reluctance) PKCS1.5</text:span> padding.</text:p>
      <text:p text:style-name="P13"/>
      <text:p text:style-name="P13">Note that our Key Share recommendation will already pull in the code for X25519 and secp256r1, so we loose nothing by supporting ECDSA for secp256r1, and EdDSA for X25519. It is also recommended to support ECDSA for secp384r1 and secp521r1 as these curves are commonly used by X.509 certificates, and do not fall below our AES-128 threshold.</text:p>
      <text:p text:style-name="P13"/>
      <text:p text:style-name="P16">Features</text:p>
      <text:p text:style-name="P15"/>
      <text:p text:style-name="P17">An issue we have is in deciding which features to implement, or more importantly, which features not to implement. These features often manifest in the range of “extensions”. In some cases there is a difficulty as rarer features can be difficult to test, as they may not arise in the client to Web server setting. Recall that although TLS1.3 is primarily used in the Web server setting (client connects, server downloads HTML), this is not the only setting in which it might be used. Some features in TLS1.3 relate more to these non-HTML applications, <text:span text:style-name="T12">which can be negotiated between client and server using the ALPN extension.</text:span></text:p>
      <text:p text:style-name="P17"/>
      <text:p text:style-name="P18">One major decision is whether or not to also support the related DTLS 1.3 <text:span text:style-name="T12">standards</text:span>, that is “TLS over datagram transport”. As of now it is recommended not to support DTLS 1.3.</text:p>
      <text:p text:style-name="P17"/>
      <text:p text:style-name="P17">There are some 22 extensions <text:span text:style-name="T13">in all</text:span>. Some of these are deprecated for TLS1.3, <text:span text:style-name="T11">some relate only to DTLS1.3</text:span>, so clearly these will not be implemented <text:span text:style-name="T11">at this stage. </text:span><text:span text:style-name="T13">As of now the client implements about 14 of these. The ones currently not implemented are ones that (a) are not often (or ever) required by Web servers, or (b) are impossible to test until we have our own active TLS 1.3 server. A complicating factor is that many of these extensions can appear in both the clientHello and the serverHello handshake messages, also in the encrypted extensions, </text:span><text:span text:style-name="T14">handshake request, </text:span><text:span text:style-name="T13">and as certificate extensions.</text:span></text:p>
      <text:p text:style-name="P17"/>
      <text:p text:style-name="P19">Over the coming weeks I intend to implement more of these extensions into the clien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03-04T11:18:48.538000000</dc:date>
    <meta:editing-duration>P1DT7H10M8S</meta:editing-duration>
    <meta:editing-cycles>38</meta:editing-cycles>
    <meta:generator>LibreOffice/6.4.5.2$Windows_X86_64 LibreOffice_project/a726b36747cf2001e06b58ad5db1aa3a9a1872d6</meta:generator>
    <meta:document-statistic meta:table-count="0" meta:image-count="0" meta:object-count="0" meta:page-count="2" meta:paragraph-count="29" meta:word-count="970" meta:character-count="5861" meta:non-whitespace-character-count="4913"/>
  </office:meta>
</office:document-meta>
</file>